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2cm" fo:margin-left="0.011cm" fo:margin-right="-0.012cm" table:align="margins"/>
    </style:style>
    <style:style style:name="Tableau1.A" style:family="table-column">
      <style:table-column-properties style:column-width="4.974cm" style:rel-column-width="2820*"/>
    </style:style>
    <style:style style:name="Tableau1.B" style:family="table-column">
      <style:table-column-properties style:column-width="4.604cm" style:rel-column-width="2610*"/>
    </style:style>
    <style:style style:name="Tableau1.C" style:family="table-column">
      <style:table-column-properties style:column-width="1.614cm" style:rel-column-width="915*"/>
    </style:style>
    <style:style style:name="Tableau1.D" style:family="table-column">
      <style:table-column-properties style:column-width="1.455cm" style:rel-column-width="825*"/>
    </style:style>
    <style:style style:name="Tableau1.E" style:family="table-column">
      <style:table-column-properties style:column-width="3.149cm" style:rel-column-width="1785*"/>
    </style:style>
    <style:style style:name="Tableau1.F" style:family="table-column">
      <style:table-column-properties style:column-width="1.207cm" style:rel-column-width="68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51" style:family="table-row">
      <style:table-row-properties style:min-row-height="0.635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2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3" style:family="text">
      <style:text-properties fo:font-variant="normal" fo:text-transform="none" fo:color="#d73a49" style:font-name="SFMono-Regular" fo:font-size="9pt" fo:letter-spacing="normal" fo:font-style="normal" fo:font-weight="normal"/>
    </style:style>
    <style:style style:name="T4" style:family="text">
      <style:text-properties fo:font-variant="normal" fo:text-transform="none" fo:color="#d73a49" style:font-name="Times New Roman" fo:font-size="9pt" fo:letter-spacing="normal" fo:font-style="normal" fo:font-weight="normal"/>
    </style:style>
    <style:style style:name="T5" style:family="text">
      <style:text-properties fo:font-variant="normal" fo:text-transform="none" fo:color="#d73a49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d73a49" fo:font-size="9pt" fo:letter-spacing="normal" fo:font-style="normal" fo:font-weight="normal"/>
    </style:style>
    <style:style style:name="T7" style:family="text">
      <style:text-properties fo:font-variant="normal" fo:text-transform="none" fo:color="#d73a49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pan text:style-name="T1">Désignation</text:span> </text:p>
          </table:table-cell>
          <table:table-cell table:style-name="Tableau1.A1" office:value-type="string">
            <text:p text:style-name="Table_20_Contents">Type</text:p>
          </table:table-cell>
          <table:table-cell table:style-name="Tableau1.A1" office:value-type="string">
            <text:p text:style-name="Table_20_Contents">Taille</text:p>
          </table:table-cell>
          <table:table-cell table:style-name="Tableau1.A1" office:value-type="string">
            <text:p text:style-name="Table_20_Contents">Remarque</text:p>
          </table:table-cell>
          <table:table-cell table:style-name="Tableau1.F1" office:value-type="string">
            <text:p text:style-name="Table_20_Contents"/>
          </table:table-cell>
        </table:table-row>
        <table:table-row>
          <table:table-cell table:style-name="Tableau1.A2" table:number-columns-spanned="6" office:value-type="string">
            <text:p text:style-name="P1">Table demand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id_demande</text:p>
          </table:table-cell>
          <table:table-cell table:style-name="Tableau1.A3" office:value-type="string">
            <text:p text:style-name="P2">Identification de la demandeAuto_increment</text:p>
          </table:table-cell>
          <table:table-cell table:style-name="Tableau1.A3" office:value-type="string">
            <text:p text:style-name="P3">Auto_increment</text:p>
          </table:table-cell>
          <table:table-cell table:style-name="Tableau1.D3" office:value-type="float" office:value="11">
            <text:p text:style-name="Table_20_Contents">11</text:p>
          </table:table-cell>
          <table:table-cell table:style-name="Tableau1.A3" office:value-type="string">
            <text:p text:style-name="Table_20_Contents">Clé primaire </text:p>
            <text:p text:style-name="Table_20_Contents">Non nul</text:p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intitule_demande</text:p>
          </table:table-cell>
          <table:table-cell table:style-name="Tableau1.A3" office:value-type="string">
            <text:p text:style-name="P2">L'intitulé de la demande</text:p>
          </table:table-cell>
          <table:table-cell table:style-name="Tableau1.A3" office:value-type="string">
            <text:p text:style-name="P3">Varchar</text:p>
          </table:table-cell>
          <table:table-cell table:style-name="Tableau1.D3" office:value-type="float" office:value="30">
            <text:p text:style-name="Table_20_Contents">3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code_affaire_demande</text:p>
          </table:table-cell>
          <table:table-cell table:style-name="Tableau1.A3" office:value-type="string">
            <text:p text:style-name="Table_20_Contents">Code de la demande donné par le client</text:p>
          </table:table-cell>
          <table:table-cell table:style-name="Tableau1.A3" office:value-type="string">
            <text:p text:style-name="P4"><text:span text:style-name="T8">Varchar</text:span> </text:p>
          </table:table-cell>
          <table:table-cell table:style-name="Tableau1.D3" office:value-type="float" office:value="9">
            <text:p text:style-name="Table_20_Contents">9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libelle_demande</text:p>
          </table:table-cell>
          <table:table-cell table:style-name="Tableau1.A3" office:value-type="string">
            <text:p text:style-name="Table_20_Contents">Libellé de la demande</text:p>
          </table:table-cell>
          <table:table-cell table:style-name="Tableau1.A3" office:value-type="string">
            <text:p text:style-name="P4"><text:span text:style-name="T8">Varchar</text:span> </text:p>
          </table:table-cell>
          <table:table-cell table:style-name="Tableau1.D3" office:value-type="float" office:value="50">
            <text:p text:style-name="Table_20_Contents">5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date_debut_demande</text:p>
          </table:table-cell>
          <table:table-cell table:style-name="Tableau1.A3" office:value-type="string">
            <text:p text:style-name="Table_20_Contents">Date début de la demande</text:p>
          </table:table-cell>
          <table:table-cell table:style-name="Tableau1.A3" office:value-type="string">
            <text:p text:style-name="Table_20_Contents">Date</text:p>
          </table:table-cell>
          <table:table-cell table:style-name="Tableau1.D3" office:value-type="float" office:value="10">
            <text:p text:style-name="Table_20_Contents">1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date_fin_demande</text:p>
          </table:table-cell>
          <table:table-cell table:style-name="Tableau1.A3" office:value-type="string">
            <text:p text:style-name="Table_20_Contents">Date de fin de la demande</text:p>
          </table:table-cell>
          <table:table-cell table:style-name="Tableau1.A3" office:value-type="string">
            <text:p text:style-name="Table_20_Contents">Date</text:p>
          </table:table-cell>
          <table:table-cell table:style-name="Tableau1.D3" office:value-type="float" office:value="10">
            <text:p text:style-name="Table_20_Contents">1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contexte_demande</text:p>
          </table:table-cell>
          <table:table-cell table:style-name="Tableau1.A3" office:value-type="string">
            <text:p text:style-name="Table_20_Contents">Contexte de la demande client</text:p>
          </table:table-cell>
          <table:table-cell table:style-name="Tableau1.A3" office:value-type="string">
            <text:p text:style-name="P4"><text:span text:style-name="T8">Varchar</text:span> </text:p>
          </table:table-cell>
          <table:table-cell table:style-name="Tableau1.D3" office:value-type="float" office:value="150">
            <text:p text:style-name="Table_20_Contents">15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details_prestation_demande</text:p>
          </table:table-cell>
          <table:table-cell table:style-name="Tableau1.A3" office:value-type="string">
            <text:p text:style-name="Table_20_Contents">Details de la prestation de la demande</text:p>
          </table:table-cell>
          <table:table-cell table:style-name="Tableau1.A3" office:value-type="string">
            <text:p text:style-name="P4"><text:span text:style-name="T8">Varchar</text:span> </text:p>
          </table:table-cell>
          <table:table-cell table:style-name="Tableau1.D3" office:value-type="float" office:value="300">
            <text:p text:style-name="Table_20_Contents">30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zone_geographique</text:p>
          </table:table-cell>
          <table:table-cell table:style-name="Tableau1.A3" office:value-type="string">
            <text:p text:style-name="Table_20_Contents">Zone géographique de la demande</text:p>
          </table:table-cell>
          <table:table-cell table:style-name="Tableau1.A3" office:value-type="string">
            <text:p text:style-name="P5"><text:span text:style-name="T9">Varchar</text:span> 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</table:table-row>
        <table:table-row>
          <table:table-cell table:style-name="Tableau1.A2" table:number-columns-spanned="6" office:value-type="string">
            <text:p text:style-name="Table_20_Contents">Table statu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id_statut</text:p>
          </table:table-cell>
          <table:table-cell table:style-name="Tableau1.A3" office:value-type="string">
            <text:p text:style-name="Table_20_Contents">Identifiant du statut</text:p>
          </table:table-cell>
          <table:table-cell table:style-name="Tableau1.A3" office:value-type="string">
            <text:p text:style-name="P3">Auto_increment</text:p>
          </table:table-cell>
          <table:table-cell table:style-name="Tableau1.D3" office:value-type="float" office:value="11">
            <text:p text:style-name="Table_20_Contents">11</text:p>
          </table:table-cell>
          <table:table-cell table:style-name="Tableau1.A3" office:value-type="string">
            <text:p text:style-name="Table_20_Contents">Clé primaire </text:p>
            <text:p text:style-name="Table_20_Contents">Non nul</text:p>
          </table:table-cell>
          <table:table-cell table:style-name="Tableau1.A2" office:value-type="string">
            <text:p text:style-name="Standard"/>
          </table:table-cell>
        </table:table-row>
        <table:table-row>
          <table:table-cell table:style-name="Tableau1.A3" office:value-type="string">
            <text:p text:style-name="Table_20_Contents">libelle_statut</text:p>
          </table:table-cell>
          <table:table-cell table:style-name="Tableau1.A3" office:value-type="string">
            <text:p text:style-name="Table_20_Contents">Libélle du statut</text:p>
          </table:table-cell>
          <table:table-cell table:style-name="Tableau1.A3" office:value-type="string">
            <text:p text:style-name="P3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</table:table-row>
        <table:table-row>
          <table:table-cell table:style-name="Tableau1.A2" table:number-columns-spanned="6" office:value-type="string">
            <text:p text:style-name="P1">Table interlocuteur_techniqu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id_interloc_technique</text:p>
          </table:table-cell>
          <table:table-cell table:style-name="Tableau1.A3" office:value-type="string">
            <text:p text:style-name="Table_20_Contents">Identifiant de l'interlocuteur technique</text:p>
          </table:table-cell>
          <table:table-cell table:style-name="Tableau1.A3" office:value-type="string">
            <text:p text:style-name="Table_20_Contents">Auto_increment</text:p>
          </table:table-cell>
          <table:table-cell table:style-name="Tableau1.D3" office:value-type="float" office:value="11">
            <text:p text:style-name="Table_20_Contents">11</text:p>
          </table:table-cell>
          <table:table-cell table:style-name="Tableau1.A3" office:value-type="string">
            <text:p text:style-name="Table_20_Contents">Clé primaire </text:p>
            <text:p text:style-name="Table_20_Contents">Non nul</text:p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nom_interloc_technique</text:p>
          </table:table-cell>
          <table:table-cell table:style-name="Tableau1.A3" office:value-type="string">
            <text:p text:style-name="Table_20_Contents">Le Nom de l'interlocuteur <text:s/>technique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premon_interloc_technique</text:p>
          </table:table-cell>
          <table:table-cell table:style-name="Tableau1.A3" office:value-type="string">
            <text:p text:style-name="Table_20_Contents">Le Prénom de l'interlocuteur technique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mail_interloc_technique</text:p>
          </table:table-cell>
          <table:table-cell table:style-name="Tableau1.A3" office:value-type="string">
            <text:p text:style-name="Table_20_Contents">Adresse mail de l'interlocuteur technique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100">
            <text:p text:style-name="Table_20_Contents">10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tel_interloc_technique</text:p>
          </table:table-cell>
          <table:table-cell table:style-name="Tableau1.A3" office:value-type="string">
            <text:p text:style-name="Table_20_Contents">Téléphone de l'interlocuteur technique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0">
            <text:p text:style-name="Table_20_Contents">2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6" office:value-type="string">
            <text:p text:style-name="P1">Table acheteu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id_acheteur</text:p>
          </table:table-cell>
          <table:table-cell table:style-name="Tableau1.A3" office:value-type="string">
            <text:p text:style-name="Table_20_Contents">Identifiant de l'acheteur</text:p>
          </table:table-cell>
          <table:table-cell table:style-name="Tableau1.A3" office:value-type="string">
            <text:p text:style-name="Table_20_Contents">Auto_increment</text:p>
          </table:table-cell>
          <table:table-cell table:style-name="Tableau1.D3" office:value-type="float" office:value="11">
            <text:p text:style-name="Table_20_Contents">11</text:p>
          </table:table-cell>
          <table:table-cell table:style-name="Tableau1.A3" office:value-type="string">
            <text:p text:style-name="Table_20_Contents">Clé primaire </text:p>
            <text:p text:style-name="Table_20_Contents">Non nul</text:p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nom_acheteur</text:p>
          </table:table-cell>
          <table:table-cell table:style-name="Tableau1.A3" office:value-type="string">
            <text:p text:style-name="Table_20_Contents">Nom acheteur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prenom_acheteur</text:p>
          </table:table-cell>
          <table:table-cell table:style-name="Tableau1.A3" office:value-type="string">
            <text:p text:style-name="Table_20_Contents">Prénom acheteur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mail_acheteur</text:p>
          </table:table-cell>
          <table:table-cell table:style-name="Tableau1.A3" office:value-type="string">
            <text:p text:style-name="Table_20_Contents">Mail acheteur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100">
            <text:p text:style-name="Table_20_Contents">10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6" office:value-type="string">
            <text:p text:style-name="P1">Table interet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.A3" office:value-type="string">
            <text:p text:style-name="Table_20_Contents">id_reponse</text:p>
          </table:table-cell>
          <table:table-cell table:style-name="Tableau1.A3" office:value-type="string">
            <text:p text:style-name="Table_20_Contents">Identifiant de la reponse</text:p>
          </table:table-cell>
          <table:table-cell table:style-name="Tableau1.A3" office:value-type="string">
            <text:p text:style-name="Table_20_Contents">Auto_increment</text:p>
          </table:table-cell>
          <table:table-cell table:style-name="Tableau1.D3" office:value-type="float" office:value="11">
            <text:p text:style-name="Table_20_Contents">11</text:p>
          </table:table-cell>
          <table:table-cell table:style-name="Tableau1.A3" office:value-type="string">
            <text:p text:style-name="Table_20_Contents">Clé primaire </text:p>
            <text:p text:style-name="Table_20_Contents">Non nul</text:p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libelle_reponse</text:p>
          </table:table-cell>
          <table:table-cell table:style-name="Tableau1.A3" office:value-type="string">
            <text:p text:style-name="Table_20_Contents">L'interet de CGI pour la demande du client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6" office:value-type="string">
            <text:p text:style-name="P1">Table 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Id_user</text:p>
          </table:table-cell>
          <table:table-cell table:style-name="Tableau1.A3" office:value-type="string">
            <text:p text:style-name="Table_20_Contents">Identifiant utilisateur</text:p>
          </table:table-cell>
          <table:table-cell table:style-name="Tableau1.A3" office:value-type="string">
            <text:p text:style-name="Table_20_Contents">Auto_increment</text:p>
          </table:table-cell>
          <table:table-cell table:style-name="Tableau1.D3" office:value-type="float" office:value="11">
            <text:p text:style-name="Table_20_Contents">11</text:p>
          </table:table-cell>
          <table:table-cell table:style-name="Tableau1.A3" office:value-type="string">
            <text:p text:style-name="Table_20_Contents">Clé primaire </text:p>
            <text:p text:style-name="Table_20_Contents">Non nul</text:p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identifiant_user</text:p>
          </table:table-cell>
          <table:table-cell table:style-name="Tableau1.A3" office:value-type="string">
            <text:p text:style-name="Table_20_Contents">Nom identifiant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>Unique</text:p>
            <text:p text:style-name="Table_20_Contents">Non nul</text:p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password_user</text:p>
          </table:table-cell>
          <table:table-cell table:style-name="Tableau1.A3" office:value-type="string">
            <text:p text:style-name="Table_20_Contents">Le mot de passe de l'utilisateur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6" office:value-type="string">
            <text:p text:style-name="P1">Table groupe_dro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id_droit</text:p>
          </table:table-cell>
          <table:table-cell table:style-name="Tableau1.A3" office:value-type="string">
            <text:p text:style-name="Table_20_Contents">Identifiant groupe_droit</text:p>
          </table:table-cell>
          <table:table-cell table:style-name="Tableau1.A3" office:value-type="string">
            <text:p text:style-name="Table_20_Contents">Auto_increment</text:p>
          </table:table-cell>
          <table:table-cell table:style-name="Tableau1.D3" office:value-type="float" office:value="11">
            <text:p text:style-name="Table_20_Contents">11</text:p>
          </table:table-cell>
          <table:table-cell table:style-name="Tableau1.A3" office:value-type="string">
            <text:p text:style-name="Table_20_Contents">Clé primaire </text:p>
            <text:p text:style-name="Table_20_Contents">Non nul</text:p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nom_groupe_droit</text:p>
          </table:table-cell>
          <table:table-cell table:style-name="Tableau1.A3" office:value-type="string">
            <text:p text:style-name="Table_20_Contents">Le nom du groupe de droit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creer</text:p>
          </table:table-cell>
          <table:table-cell table:style-name="Tableau1.A3" office:value-type="string">
            <text:p text:style-name="Table_20_Contents">Type de droit</text:p>
          </table:table-cell>
          <table:table-cell table:style-name="Tableau1.A3" office:value-type="string">
            <text:p text:style-name="Table_20_Contents">Boolean</text:p>
          </table:table-cell>
          <table:table-cell table:style-name="Tableau1.D3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editer</text:p>
          </table:table-cell>
          <table:table-cell table:style-name="Tableau1.A3" office:value-type="string">
            <text:p text:style-name="Table_20_Contents">Type de droit</text:p>
          </table:table-cell>
          <table:table-cell table:style-name="Tableau1.A3" office:value-type="string">
            <text:p text:style-name="Table_20_Contents">Boolean</text:p>
          </table:table-cell>
          <table:table-cell table:style-name="Tableau1.D3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supprimer</text:p>
          </table:table-cell>
          <table:table-cell table:style-name="Tableau1.A3" office:value-type="string">
            <text:p text:style-name="Table_20_Contents">Type de droit</text:p>
          </table:table-cell>
          <table:table-cell table:style-name="Tableau1.A3" office:value-type="string">
            <text:p text:style-name="Table_20_Contents">Boolean</text:p>
          </table:table-cell>
          <table:table-cell table:style-name="Tableau1.D3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repondre</text:p>
          </table:table-cell>
          <table:table-cell table:style-name="Tableau1.A3" office:value-type="string">
            <text:p text:style-name="Table_20_Contents">Type de droit</text:p>
          </table:table-cell>
          <table:table-cell table:style-name="Tableau1.A3" office:value-type="string">
            <text:p text:style-name="Table_20_Contents">Boolean</text:p>
          </table:table-cell>
          <table:table-cell table:style-name="Tableau1.D3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consulter</text:p>
          </table:table-cell>
          <table:table-cell table:style-name="Tableau1.A3" office:value-type="string">
            <text:p text:style-name="Table_20_Contents">Type de droit</text:p>
          </table:table-cell>
          <table:table-cell table:style-name="Tableau1.A3" office:value-type="string">
            <text:p text:style-name="Table_20_Contents">Boolean</text:p>
          </table:table-cell>
          <table:table-cell table:style-name="Tableau1.D3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6" office:value-type="string">
            <text:p text:style-name="P1">Table repon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id_reponse</text:p>
          </table:table-cell>
          <table:table-cell table:style-name="Tableau1.A3" office:value-type="string">
            <text:p text:style-name="Table_20_Contents">Identifiant de la réponse</text:p>
          </table:table-cell>
          <table:table-cell table:style-name="Tableau1.A3" office:value-type="string">
            <text:p text:style-name="Table_20_Contents">Auto_increment</text:p>
          </table:table-cell>
          <table:table-cell table:style-name="Tableau1.D3" office:value-type="float" office:value="11">
            <text:p text:style-name="Table_20_Contents">11</text:p>
          </table:table-cell>
          <table:table-cell table:style-name="Tableau1.A3" office:value-type="string">
            <text:p text:style-name="Table_20_Contents">Clé primaire </text:p>
            <text:p text:style-name="Table_20_Contents">Non nul</text:p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sous_traitant_reponse</text:p>
          </table:table-cell>
          <table:table-cell table:style-name="Tableau1.A3" office:value-type="string">
            <text:p text:style-name="Table_20_Contents">Présence ou non d'un sous-traitant</text:p>
          </table:table-cell>
          <table:table-cell table:style-name="Tableau1.A3" office:value-type="string">
            <text:p text:style-name="Table_20_Contents">Boolean</text:p>
          </table:table-cell>
          <table:table-cell table:style-name="Tableau1.D3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nb_jours</text:p>
          </table:table-cell>
          <table:table-cell table:style-name="Tableau1.A3" office:value-type="string">
            <text:p text:style-name="Table_20_Contents">Le nombre de jour pour réaliser la demande</text:p>
          </table:table-cell>
          <table:table-cell table:style-name="Tableau1.A3" office:value-type="string">
            <text:p text:style-name="Table_20_Contents">Int </text:p>
          </table:table-cell>
          <table:table-cell table:style-name="Tableau1.D3" office:value-type="float" office:value="4">
            <text:p text:style-name="Table_20_Contents">4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taux_journalier</text:p>
          </table:table-cell>
          <table:table-cell table:style-name="Tableau1.A3" office:value-type="string">
            <text:p text:style-name="Table_20_Contents">Le taux journalier que propose CGI</text:p>
          </table:table-cell>
          <table:table-cell table:style-name="Tableau1.A3" office:value-type="string">
            <text:p text:style-name="Table_20_Contents">Float</text:p>
          </table:table-cell>
          <table:table-cell table:style-name="Tableau1.D3" office:value-type="float" office:value="6.2">
            <text:p text:style-name="Table_20_Contents">6,2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date_debut</text:p>
          </table:table-cell>
          <table:table-cell table:style-name="Tableau1.A3" office:value-type="string">
            <text:p text:style-name="Table_20_Contents">Date de début de la réponse</text:p>
          </table:table-cell>
          <table:table-cell table:style-name="Tableau1.A3" office:value-type="string">
            <text:p text:style-name="Table_20_Contents">Date</text:p>
          </table:table-cell>
          <table:table-cell table:style-name="Tableau1.D3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date_fin</text:p>
          </table:table-cell>
          <table:table-cell table:style-name="Tableau1.A3" office:value-type="string">
            <text:p text:style-name="Table_20_Contents">Date de fin de la réponse</text:p>
          </table:table-cell>
          <table:table-cell table:style-name="Tableau1.A3" office:value-type="string">
            <text:p text:style-name="Table_20_Contents">Date</text:p>
          </table:table-cell>
          <table:table-cell table:style-name="Tableau1.D3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6" office:value-type="string">
            <text:p text:style-name="P1">Table devoloppeu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id_developpeur</text:p>
          </table:table-cell>
          <table:table-cell table:style-name="Tableau1.A3" office:value-type="string">
            <text:p text:style-name="Table_20_Contents">Identifiant de la table devoloppeur</text:p>
          </table:table-cell>
          <table:table-cell table:style-name="Tableau1.A3" office:value-type="string">
            <text:p text:style-name="Table_20_Contents">Auto_increment</text:p>
          </table:table-cell>
          <table:table-cell table:style-name="Tableau1.D3" office:value-type="float" office:value="11">
            <text:p text:style-name="Table_20_Contents">11</text:p>
          </table:table-cell>
          <table:table-cell table:style-name="Tableau1.A3" office:value-type="string">
            <text:p text:style-name="Table_20_Contents">Clé primaire </text:p>
            <text:p text:style-name="Table_20_Contents">Non nul</text:p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nom_developpeur</text:p>
          </table:table-cell>
          <table:table-cell table:style-name="Tableau1.A3" office:value-type="string">
            <text:p text:style-name="Table_20_Contents">Nom du développeur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 table:style-name="Tableau1.51">
          <table:table-cell table:style-name="Tableau1.A3" office:value-type="string">
            <text:p text:style-name="Table_20_Contents">prenom_developpeur</text:p>
          </table:table-cell>
          <table:table-cell table:style-name="Tableau1.A3" office:value-type="string">
            <text:p text:style-name="Table_20_Contents">Prénom du développeur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25">
            <text:p text:style-name="Table_20_Contents">25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 table:style-name="Tableau1.51">
          <table:table-cell table:style-name="Tableau1.A3" office:value-type="string">
            <text:p text:style-name="Table_20_Contents">competences_developpeur</text:p>
          </table:table-cell>
          <table:table-cell table:style-name="Tableau1.A3" office:value-type="string">
            <text:p text:style-name="Table_20_Contents">Liste des compétences que posséde le développeur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300">
            <text:p text:style-name="Table_20_Contents">30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ext:soft-page-break/>
        <table:table-row table:style-name="Tableau1.51">
          <table:table-cell table:style-name="Tableau1.A3" office:value-type="string">
            <text:p text:style-name="Table_20_Contents">cv</text:p>
          </table:table-cell>
          <table:table-cell table:style-name="Tableau1.A3" office:value-type="string">
            <text:p text:style-name="Table_20_Contents">C'est le chemin ou ce trouve le CV</text:p>
          </table:table-cell>
          <table:table-cell table:style-name="Tableau1.A3" office:value-type="string">
            <text:p text:style-name="Table_20_Contents">Varchar</text:p>
          </table:table-cell>
          <table:table-cell table:style-name="Tableau1.D3" office:value-type="float" office:value="100">
            <text:p text:style-name="Table_20_Contents">100</text:p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uel lacroix</meta:initial-creator>
    <meta:creation-date>2017-11-22T11:07:43.20</meta:creation-date>
    <dc:date>2017-11-29T17:32:30.02</dc:date>
    <dc:creator>samuel lacroix</dc:creator>
    <meta:editing-duration>PT7H56M25S</meta:editing-duration>
    <meta:editing-cycles>5</meta:editing-cycles>
    <meta:generator>OpenOffice/4.1.3$Win32 OpenOffice.org_project/413m1$Build-9783</meta:generator>
    <meta:document-statistic meta:table-count="1" meta:image-count="0" meta:object-count="0" meta:page-count="3" meta:paragraph-count="197" meta:word-count="374" meta:character-count="2558"/>
  </office:meta>
</office:document-meta>
</file>